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.999cm" svg:height="8.999cm" svg:x="2.21cm" svg:y="5.268cm">
            <draw:object draw:notify-on-update-of-ranges="Sheet1.B2:Sheet1.D5 Sheet1.L2:Sheet1.L5 Sheet1.L6:Sheet1.L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8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grid_siz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otal_pe</text:p>
          </table:table-cell>
          <table:table-cell office:value-type="string" calcext:value-type="string">
            <text:p>total_kp</text:p>
          </table:table-cell>
          <table:table-cell office:value-type="string" calcext:value-type="string">
            <text:p>total_lp</text:p>
          </table:table-cell>
          <table:table-cell office:value-type="string" calcext:value-type="string">
            <text:p>end_ts</text:p>
          </table:table-cell>
          <table:table-cell office:value-type="string" calcext:value-type="string">
            <text:p>mapping</text:p>
          </table:table-cell>
          <table:table-cell office:value-type="string" calcext:value-type="string">
            <text:p>model_events</text:p>
          </table:table-cell>
          <table:table-cell office:value-type="string" calcext:value-type="string">
            <text:p>network_events</text:p>
          </table:table-cell>
          <table:table-cell office:value-type="string" calcext:value-type="string">
            <text:p>total_event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events_processed</text:p>
          </table:table-cell>
          <table:table-cell office:value-type="string" calcext:value-type="string">
            <text:p>events_aborted</text:p>
          </table:table-cell>
          <table:table-cell office:value-type="string" calcext:value-type="string">
            <text:p>events_rb</text:p>
          </table:table-cell>
          <table:table-cell office:value-type="string" calcext:value-type="string">
            <text:p>pe_event_ties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send_loc_remote</text:p>
          </table:table-cell>
          <table:table-cell office:value-type="string" calcext:value-type="string">
            <text:p>percent_loc</text:p>
          </table:table-cell>
          <table:table-cell office:value-type="string" calcext:value-type="string">
            <text:p>send_net_remote</text:p>
          </table:table-cell>
          <table:table-cell office:value-type="string" calcext:value-type="string">
            <text:p>percent_net</text:p>
          </table:table-cell>
          <table:table-cell office:value-type="string" calcext:value-type="string">
            <text:p>rb_total</text:p>
          </table:table-cell>
          <table:table-cell office:value-type="string" calcext:value-type="string">
            <text:p>rb_primary</text:p>
          </table:table-cell>
          <table:table-cell office:value-type="string" calcext:value-type="string">
            <text:p>rb_secondary</text:p>
          </table:table-cell>
          <table:table-cell office:value-type="string" calcext:value-type="string">
            <text:p>fc_attempts</text:p>
          </table:table-cell>
          <table:table-cell office:value-type="string" calcext:value-type="string">
            <text:p>num_gvt</text:p>
          </table:table-cell>
          <table:table-cell office:value-type="string" calcext:value-type="string">
            <text:p>net_events</text:p>
          </table:table-cell>
          <table:table-cell office:value-type="string" calcext:value-type="string">
            <text:p>event_rate</text:p>
          </table:table-cell>
          <table:table-cell office:value-type="string" calcext:value-type="string">
            <text:p>events_past_end</text:p>
          </table:table-cell>
          <table:table-cell office:value-type="string" calcext:value-type="string">
            <text:p>event_alloc</text:p>
          </table:table-cell>
          <table:table-cell office:value-type="string" calcext:value-type="string">
            <text:p>memory_alloc</text:p>
          </table:table-cell>
          <table:table-cell office:value-type="string" calcext:value-type="string">
            <text:p>memory_wasted</text:p>
          </table:table-cell>
          <table:table-cell office:value-type="string" calcext:value-type="string">
            <text:p>remote_sends</text:p>
          </table:table-cell>
          <table:table-cell office:value-type="string" calcext:value-type="string">
            <text:p>remote_recvs</text:p>
          </table:table-cell>
          <table:table-cell office:value-type="string" calcext:value-type="string">
            <text:p>pe_struct</text:p>
          </table:table-cell>
          <table:table-cell office:value-type="string" calcext:value-type="string">
            <text:p>kp_struct</text:p>
          </table:table-cell>
          <table:table-cell office:value-type="string" calcext:value-type="string">
            <text:p>lp_struct</text:p>
          </table:table-cell>
          <table:table-cell office:value-type="string" calcext:value-type="string">
            <text:p>lp_model_struct</text:p>
          </table:table-cell>
          <table:table-cell office:value-type="string" calcext:value-type="string">
            <text:p>lp_rngs</text:p>
          </table:table-cell>
          <table:table-cell office:value-type="string" calcext:value-type="string">
            <text:p>total_lp_size</text:p>
          </table:table-cell>
          <table:table-cell office:value-type="string" calcext:value-type="string">
            <text:p>event_struct</text:p>
          </table:table-cell>
          <table:table-cell office:value-type="string" calcext:value-type="string">
            <text:p>event_struct_model</text:p>
          </table:table-cell>
          <table:table-cell office:value-type="string" calcext:value-type="string">
            <text:p>init_time</text:p>
          </table:table-cell>
          <table:table-cell office:value-type="string" calcext:value-type="string">
            <text:p>pq_time</text:p>
          </table:table-cell>
          <table:table-cell office:value-type="string" calcext:value-type="string">
            <text:p>avl_time</text:p>
          </table:table-cell>
          <table:table-cell office:value-type="string" calcext:value-type="string">
            <text:p>lz4_time</text:p>
          </table:table-cell>
          <table:table-cell office:value-type="string" calcext:value-type="string">
            <text:p>buddy_time</text:p>
          </table:table-cell>
          <table:table-cell office:value-type="string" calcext:value-type="string">
            <text:p>event_proc_time</text:p>
          </table:table-cell>
          <table:table-cell office:value-type="string" calcext:value-type="string">
            <text:p>event_cancel_time</text:p>
          </table:table-cell>
          <table:table-cell office:value-type="string" calcext:value-type="string">
            <text:p>event_abort_time</text:p>
          </table:table-cell>
          <table:table-cell office:value-type="string" calcext:value-type="string">
            <text:p>gvt_time</text:p>
          </table:table-cell>
          <table:table-cell office:value-type="string" calcext:value-type="string">
            <text:p>fc_time</text:p>
          </table:table-cell>
          <table:table-cell office:value-type="string" calcext:value-type="string">
            <text:p>primary_rb_time</text:p>
          </table:table-cell>
          <table:table-cell office:value-type="string" calcext:value-type="string">
            <text:p>net_read_time</text:p>
          </table:table-cell>
          <table:table-cell office:value-type="string" calcext:value-type="string">
            <text:p>net_other_time</text:p>
          </table:table-cell>
          <table:table-cell office:value-type="string" calcext:value-type="string">
            <text:p>inst_comp_time</text:p>
          </table:table-cell>
          <table:table-cell office:value-type="string" calcext:value-type="string">
            <text:p>inst_write_time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F2]/3)" office:value-type="float" office:value="1024" calcext:value-type="float">
            <text:p>1024</text:p>
          </table:table-cell>
          <table:table-cell table:formula="of:=IF([.D2]&lt;=32;1;ceil([.D2]/32)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502049" calcext:value-type="float">
            <text:p>25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15.6538" calcext:value-type="float">
            <text:p>315.6538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8198" calcext:value-type="float">
            <text:p>12008198</text:p>
          </table:table-cell>
          <table:table-cell office:value-type="float" office:value="0.64" calcext:value-type="float">
            <text:p>0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0" calcext:value-type="float">
            <text:p>477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5940175.03" calcext:value-type="float">
            <text:p>5940175.03</text:p>
          </table:table-cell>
          <table:table-cell office:value-type="float" office:value="75321" calcext:value-type="float">
            <text:p>75321</text:p>
          </table:table-cell>
          <table:table-cell office:value-type="float" office:value="2502065" calcext:value-type="float">
            <text:p>2502065</text:p>
          </table:table-cell>
          <table:table-cell office:value-type="float" office:value="2856384" calcext:value-type="float">
            <text:p>2856384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12008198" calcext:value-type="float">
            <text:p>1200819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2.3557" calcext:value-type="float">
            <text:p>12.3557</text:p>
          </table:table-cell>
          <table:table-cell office:value-type="float" office:value="135.2385" calcext:value-type="float">
            <text:p>135.23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.3353" calcext:value-type="float">
            <text:p>217.3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4704" calcext:value-type="float">
            <text:p>47.4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67" calcext:value-type="float">
            <text:p>2.6967</text:p>
          </table:table-cell>
          <table:table-cell office:value-type="float" office:value="0.6965" calcext:value-type="float">
            <text:p>0.6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.6642" calcext:value-type="float">
            <text:p>315.6642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F3]/3)" office:value-type="float" office:value="2048" calcext:value-type="float">
            <text:p>2048</text:p>
          </table:table-cell>
          <table:table-cell table:formula="of:=IF([.D3]&lt;=32;1;INT([.D3]/32))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82049" calcext:value-type="float">
            <text:p>12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46.9663" calcext:value-type="float">
            <text:p>346.9663</text:p>
          </table:table-cell>
          <table:table-cell office:value-type="float" office:value="7536339580" calcext:value-type="float">
            <text:p>7536339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304050" calcext:value-type="float">
            <text:p>96304050</text:p>
          </table:table-cell>
          <table:table-cell office:value-type="float" office:value="1.28" calcext:value-type="float">
            <text:p>1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33" calcext:value-type="float">
            <text:p>4933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21720667.53" calcext:value-type="float">
            <text:p>21720667.53</text:p>
          </table:table-cell>
          <table:table-cell office:value-type="float" office:value="299554" calcext:value-type="float">
            <text:p>299554</text:p>
          </table:table-cell>
          <table:table-cell office:value-type="float" office:value="1282065" calcext:value-type="float">
            <text:p>1282065</text:p>
          </table:table-cell>
          <table:table-cell office:value-type="float" office:value="1588728" calcext:value-type="float">
            <text:p>1588728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96304050" calcext:value-type="float">
            <text:p>9630405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5.2204" calcext:value-type="float">
            <text:p>15.2204</text:p>
          </table:table-cell>
          <table:table-cell office:value-type="float" office:value="143.6273" calcext:value-type="float">
            <text:p>143.6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.2034" calcext:value-type="float">
            <text:p>231.2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046" calcext:value-type="float">
            <text:p>89.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531" calcext:value-type="float">
            <text:p>5.1531</text:p>
          </table:table-cell>
          <table:table-cell office:value-type="float" office:value="2.8106" calcext:value-type="float">
            <text:p>2.8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.9802" calcext:value-type="float">
            <text:p>346.9802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F4]/3)" office:value-type="float" office:value="4096" calcext:value-type="float">
            <text:p>4096</text:p>
          </table:table-cell>
          <table:table-cell table:formula="of:=IF([.D4]&lt;=32;1;INT([.D4]/32))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42049" calcext:value-type="float">
            <text:p>6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56.8258" calcext:value-type="float">
            <text:p>356.8258</text:p>
          </table:table-cell>
          <table:table-cell office:value-type="float" office:value="29876535023" calcext:value-type="float">
            <text:p>29876535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5965540" calcext:value-type="float">
            <text:p>775965540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98" calcext:value-type="float">
            <text:p>4898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83728625" calcext:value-type="float">
            <text:p>83728625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642065" calcext:value-type="float">
            <text:p>642065</text:p>
          </table:table-cell>
          <table:table-cell office:value-type="float" office:value="923728" calcext:value-type="float">
            <text:p>923728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775965540" calcext:value-type="float">
            <text:p>77596554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38.08" calcext:value-type="float">
            <text:p>38.08</text:p>
          </table:table-cell>
          <table:table-cell office:value-type="float" office:value="140.9311" calcext:value-type="float">
            <text:p>140.9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.1777" calcext:value-type="float">
            <text:p>229.1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5555" calcext:value-type="float">
            <text:p>108.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7437" calcext:value-type="float">
            <text:p>23.7437</text:p>
          </table:table-cell>
          <table:table-cell office:value-type="float" office:value="5.6889" calcext:value-type="float">
            <text:p>5.6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.8415" calcext:value-type="float">
            <text:p>356.8415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F5]/3)" office:value-type="float" office:value="8192" calcext:value-type="float">
            <text:p>8192</text:p>
          </table:table-cell>
          <table:table-cell table:formula="of:=IF([.D5]&lt;=32;1;INT([.D5]/32))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22049" calcext:value-type="float">
            <text:p>3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412.1788" calcext:value-type="float">
            <text:p>412.1788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6155120" calcext:value-type="float">
            <text:p>6246155120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12" calcext:value-type="float">
            <text:p>4912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291265613.41" calcext:value-type="float">
            <text:p>291265613.41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322065" calcext:value-type="float">
            <text:p>322065</text:p>
          </table:table-cell>
          <table:table-cell office:value-type="float" office:value="591228" calcext:value-type="float">
            <text:p>591228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6246155120" calcext:value-type="float">
            <text:p>624615512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1.9526" calcext:value-type="float">
            <text:p>21.9526</text:p>
          </table:table-cell>
          <table:table-cell office:value-type="float" office:value="136.3656" calcext:value-type="float">
            <text:p>136.3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.1911" calcext:value-type="float">
            <text:p>232.1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.1119" calcext:value-type="float">
            <text:p>173.1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0689" calcext:value-type="float">
            <text:p>36.0689</text:p>
          </table:table-cell>
          <table:table-cell office:value-type="float" office:value="20.3236" calcext:value-type="float">
            <text:p>20.3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2.2057" calcext:value-type="float">
            <text:p>412.2057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F6]/3)" office:value-type="float" office:value="1024" calcext:value-type="float">
            <text:p>1024</text:p>
          </table:table-cell>
          <table:table-cell table:formula="of:=IF([.D6]&lt;=32;1;INT([.D6]/32)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502049" calcext:value-type="float">
            <text:p>25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32.9358" calcext:value-type="float">
            <text:p>332.9358</text:p>
          </table:table-cell>
          <table:table-cell office:value-type="float" office:value="1875038749" calcext:value-type="float">
            <text:p>187503874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8198" calcext:value-type="float">
            <text:p>12008198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4016" calcext:value-type="float">
            <text:p>64016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5631832.04" calcext:value-type="float">
            <text:p>5631832.04</text:p>
          </table:table-cell>
          <table:table-cell office:value-type="float" office:value="75321" calcext:value-type="float">
            <text:p>75321</text:p>
          </table:table-cell>
          <table:table-cell office:value-type="float" office:value="2502065" calcext:value-type="float">
            <text:p>2502065</text:p>
          </table:table-cell>
          <table:table-cell office:value-type="float" office:value="2930751" calcext:value-type="float">
            <text:p>2930751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12008198" calcext:value-type="float">
            <text:p>1200819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1.5275" calcext:value-type="float">
            <text:p>11.5275</text:p>
          </table:table-cell>
          <table:table-cell office:value-type="float" office:value="137.0836" calcext:value-type="float">
            <text:p>137.0836</text:p>
          </table:table-cell>
          <table:table-cell office:value-type="float" office:value="0.8946" calcext:value-type="float">
            <text:p>0.8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.3797" calcext:value-type="float">
            <text:p>221.3797</text:p>
          </table:table-cell>
          <table:table-cell office:value-type="float" office:value="0.1072" calcext:value-type="float">
            <text:p>0.1072</text:p>
          </table:table-cell>
          <table:table-cell office:value-type="float" office:value="0" calcext:value-type="float">
            <text:p>0</text:p>
          </table:table-cell>
          <table:table-cell office:value-type="float" office:value="50.1583" calcext:value-type="float">
            <text:p>50.1583</text:p>
          </table:table-cell>
          <table:table-cell office:value-type="float" office:value="24.6443" calcext:value-type="float">
            <text:p>24.6443</text:p>
          </table:table-cell>
          <table:table-cell office:value-type="float" office:value="0" calcext:value-type="float">
            <text:p>0</text:p>
          </table:table-cell>
          <table:table-cell office:value-type="float" office:value="6.4745" calcext:value-type="float">
            <text:p>6.4745</text:p>
          </table:table-cell>
          <table:table-cell office:value-type="float" office:value="0.7101" calcext:value-type="float">
            <text:p>0.7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.9468" calcext:value-type="float">
            <text:p>332.9468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F7]/3)" office:value-type="float" office:value="2048" calcext:value-type="float">
            <text:p>2048</text:p>
          </table:table-cell>
          <table:table-cell table:formula="of:=IF([.D7]&lt;=32;1;INT([.D7]/32))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57409" calcext:value-type="float">
            <text:p>65740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63.9712" calcext:value-type="float">
            <text:p>363.9712</text:p>
          </table:table-cell>
          <table:table-cell office:value-type="float" office:value="7536339724" calcext:value-type="float">
            <text:p>753633972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304050" calcext:value-type="float">
            <text:p>96304050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56064" calcext:value-type="float">
            <text:p>256064</text:p>
          </table:table-cell>
          <table:table-cell office:value-type="float" office:value="4001" calcext:value-type="float">
            <text:p>4001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20705869.3" calcext:value-type="float">
            <text:p>20705869.3</text:p>
          </table:table-cell>
          <table:table-cell office:value-type="float" office:value="299554" calcext:value-type="float">
            <text:p>299554</text:p>
          </table:table-cell>
          <table:table-cell office:value-type="float" office:value="657425" calcext:value-type="float">
            <text:p>657425</text:p>
          </table:table-cell>
          <table:table-cell office:value-type="float" office:value="1014055" calcext:value-type="float">
            <text:p>1014055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96304050" calcext:value-type="float">
            <text:p>9630405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7.4915" calcext:value-type="float">
            <text:p>27.4915</text:p>
          </table:table-cell>
          <table:table-cell office:value-type="float" office:value="141.3479" calcext:value-type="float">
            <text:p>141.3479</text:p>
          </table:table-cell>
          <table:table-cell office:value-type="float" office:value="1.9488" calcext:value-type="float">
            <text:p>1.9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.695" calcext:value-type="float">
            <text:p>231.695</text:p>
          </table:table-cell>
          <table:table-cell office:value-type="float" office:value="0.1076" calcext:value-type="float">
            <text:p>0.1076</text:p>
          </table:table-cell>
          <table:table-cell office:value-type="float" office:value="0" calcext:value-type="float">
            <text:p>0</text:p>
          </table:table-cell>
          <table:table-cell office:value-type="float" office:value="91.022" calcext:value-type="float">
            <text:p>91.022</text:p>
          </table:table-cell>
          <table:table-cell office:value-type="float" office:value="29.0633" calcext:value-type="float">
            <text:p>29.0633</text:p>
          </table:table-cell>
          <table:table-cell office:value-type="float" office:value="0" calcext:value-type="float">
            <text:p>0</text:p>
          </table:table-cell>
          <table:table-cell office:value-type="float" office:value="9.4899" calcext:value-type="float">
            <text:p>9.4899</text:p>
          </table:table-cell>
          <table:table-cell office:value-type="float" office:value="2.2616" calcext:value-type="float">
            <text:p>2.2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.9857" calcext:value-type="float">
            <text:p>363.9857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F8]/3)" office:value-type="float" office:value="4096" calcext:value-type="float">
            <text:p>4096</text:p>
          </table:table-cell>
          <table:table-cell table:formula="of:=IF([.D8]&lt;=32;1;INT([.D8]/32))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57409" calcext:value-type="float">
            <text:p>65740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78.8953" calcext:value-type="float">
            <text:p>378.8953</text:p>
          </table:table-cell>
          <table:table-cell office:value-type="float" office:value="29876536110" calcext:value-type="float">
            <text:p>29876536110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5965540" calcext:value-type="float">
            <text:p>775965540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1024256" calcext:value-type="float">
            <text:p>1024256</text:p>
          </table:table-cell>
          <table:table-cell office:value-type="float" office:value="4001" calcext:value-type="float">
            <text:p>4001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78851697" calcext:value-type="float">
            <text:p>78851697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657425" calcext:value-type="float">
            <text:p>657425</text:p>
          </table:table-cell>
          <table:table-cell office:value-type="float" office:value="1014055" calcext:value-type="float">
            <text:p>1014055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775965540" calcext:value-type="float">
            <text:p>77596554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41.2488" calcext:value-type="float">
            <text:p>41.2488</text:p>
          </table:table-cell>
          <table:table-cell office:value-type="float" office:value="142.4052" calcext:value-type="float">
            <text:p>142.4052</text:p>
          </table:table-cell>
          <table:table-cell office:value-type="float" office:value="3.9591" calcext:value-type="float">
            <text:p>3.9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.6448" calcext:value-type="float">
            <text:p>231.6448</text:p>
          </table:table-cell>
          <table:table-cell office:value-type="float" office:value="0.1076" calcext:value-type="float">
            <text:p>0.1076</text:p>
          </table:table-cell>
          <table:table-cell office:value-type="float" office:value="0" calcext:value-type="float">
            <text:p>0</text:p>
          </table:table-cell>
          <table:table-cell office:value-type="float" office:value="114.0653" calcext:value-type="float">
            <text:p>114.0653</text:p>
          </table:table-cell>
          <table:table-cell office:value-type="float" office:value="29.4323" calcext:value-type="float">
            <text:p>29.4323</text:p>
          </table:table-cell>
          <table:table-cell office:value-type="float" office:value="0" calcext:value-type="float">
            <text:p>0</text:p>
          </table:table-cell>
          <table:table-cell office:value-type="float" office:value="17.682" calcext:value-type="float">
            <text:p>17.682</text:p>
          </table:table-cell>
          <table:table-cell office:value-type="float" office:value="4.8548" calcext:value-type="float">
            <text:p>4.8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.9118" calcext:value-type="float">
            <text:p>378.9118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F9]/3)" office:value-type="float" office:value="8192" calcext:value-type="float">
            <text:p>8192</text:p>
          </table:table-cell>
          <table:table-cell table:formula="of:=IF([.D9]&lt;=32;1;INT([.D9]/32))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57409" calcext:value-type="float">
            <text:p>65740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416.9481" calcext:value-type="float">
            <text:p>416.9481</text:p>
          </table:table-cell>
          <table:table-cell office:value-type="float" office:value="120053530116" calcext:value-type="float">
            <text:p>120053530116</text:p>
          </table:table-cell>
          <table:table-cell office:value-type="float" office:value="0" calcext:value-type="float">
            <text:p>0</text:p>
          </table:table-cell>
          <table:table-cell office:value-type="float" office:value="7449" calcext:value-type="float">
            <text:p>74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6155120" calcext:value-type="float">
            <text:p>6246155120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5164" calcext:value-type="float">
            <text:p>5164</text:p>
          </table:table-cell>
          <table:table-cell office:value-type="float" office:value="0" calcext:value-type="float">
            <text:p>0</text:p>
          </table:table-cell>
          <table:table-cell office:value-type="float" office:value="4097024" calcext:value-type="float">
            <text:p>4097024</text:p>
          </table:table-cell>
          <table:table-cell office:value-type="float" office:value="4001" calcext:value-type="float">
            <text:p>4001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287933981.26" calcext:value-type="float">
            <text:p>287933981.26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657425" calcext:value-type="float">
            <text:p>657425</text:p>
          </table:table-cell>
          <table:table-cell office:value-type="float" office:value="1014055" calcext:value-type="float">
            <text:p>1014055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6246155120" calcext:value-type="float">
            <text:p>624615512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1.978" calcext:value-type="float">
            <text:p>21.978</text:p>
          </table:table-cell>
          <table:table-cell office:value-type="float" office:value="144.2429" calcext:value-type="float">
            <text:p>144.2429</text:p>
          </table:table-cell>
          <table:table-cell office:value-type="float" office:value="8.323" calcext:value-type="float">
            <text:p>8.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.4707" calcext:value-type="float">
            <text:p>230.4707</text:p>
          </table:table-cell>
          <table:table-cell office:value-type="float" office:value="0.1072" calcext:value-type="float">
            <text:p>0.1072</text:p>
          </table:table-cell>
          <table:table-cell office:value-type="float" office:value="0" calcext:value-type="float">
            <text:p>0</text:p>
          </table:table-cell>
          <table:table-cell office:value-type="float" office:value="167.5106" calcext:value-type="float">
            <text:p>167.5106</text:p>
          </table:table-cell>
          <table:table-cell office:value-type="float" office:value="30.2865" calcext:value-type="float">
            <text:p>30.2865</text:p>
          </table:table-cell>
          <table:table-cell office:value-type="float" office:value="0.0001" calcext:value-type="float">
            <text:p>0.0001</text:p>
          </table:table-cell>
          <table:table-cell office:value-type="float" office:value="49.7731" calcext:value-type="float">
            <text:p>49.7731</text:p>
          </table:table-cell>
          <table:table-cell office:value-type="float" office:value="9.9679" calcext:value-type="float">
            <text:p>9.9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.9719" calcext:value-type="float">
            <text:p>416.97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kin Cruz</meta:initial-creator>
    <meta:creation-date>2022-10-04T11:12:16.864978995</meta:creation-date>
    <dc:date>2022-10-23T11:49:17.361349479</dc:date>
    <dc:creator>Elkin Cruz</dc:creator>
    <meta:editing-duration>PT38M56S</meta:editing-duration>
    <meta:editing-cycles>5</meta:editing-cycles>
    <meta:generator>LibreOffice/7.4.1.2$Linux_X86_64 LibreOffice_project/40$Build-2</meta:generator>
    <meta:document-statistic meta:table-count="1" meta:cell-count="52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3.952cm" style:legend-expansion="high" chart:style-name="ch2"/>
        <chart:plot-area chart:style-name="ch3" table:cell-range-address="Sheet1.B2:Sheet1.D5 Sheet1.L2:Sheet1.L9" chart:data-source-has-labels="both" svg:x="0.32cm" svg:y="0.18cm" svg:width="12.647cm" svg:height="8.64cm">
          <chart:coordinate-region svg:x="1.127cm" svg:y="0.379cm" svg:width="11.84cm" svg:height="6.998cm"/>
          <chart:axis chart:dimension="x" chart:name="primary-x" chart:style-name="ch4" chartooo:axis-type="text">
            <chart:categories table:cell-range-address="Sheet1.B2:Sheet1.D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L5" loext:label-string="conservative" chart:class="chart:bar">
            <chart:data-point chart:repeated="4"/>
          </chart:series>
          <chart:series chart:style-name="ch8" chart:values-cell-range-address="Sheet1.L6:Sheet1.L9" loext:label-string="optimistic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ervative</text:p>
              </table:table-cell>
              <table:table-cell office:value-type="string">
                <text:p>optimistic</text:p>
              </table:table-cell>
            </table:table-row>
          </table:table-header-rows>
          <table:table-rows>
            <table:table-row>
              <table:table-cell office:value-type="float" office:value="1024">
                <text:p>1024 1 16</text:p>
                <text:list>
                  <text:list-item>
                    <text:p>1024</text:p>
                  </text:list-item>
                  <text:list-item>
                    <text:p>1</text:p>
                  </text:list-item>
                  <text:list-item>
                    <text:p>16</text:p>
                  </text:list-item>
                </text:list>
                <draw:g>
                  <svg:desc>Sheet1.B2:Sheet1.D5</svg:desc>
                </draw:g>
              </table:table-cell>
              <table:table-cell office:value-type="float" office:value="315.6538">
                <text:p>315.6538</text:p>
                <draw:g>
                  <svg:desc>Sheet1.L2:Sheet1.L5</svg:desc>
                </draw:g>
              </table:table-cell>
              <table:table-cell office:value-type="float" office:value="332.9358">
                <text:p>332.9358</text:p>
                <draw:g>
                  <svg:desc>Sheet1.L6:Sheet1.L9</svg:desc>
                </draw:g>
              </table:table-cell>
            </table:table-row>
            <table:table-row>
              <table:table-cell office:value-type="float" office:value="2048">
                <text:p>2048 2 64</text:p>
                <text:list>
                  <text:list-item>
                    <text:p>2048</text:p>
                  </text:list-item>
                  <text:list-item>
                    <text:p>2</text:p>
                  </text:list-item>
                  <text:list-item>
                    <text:p>64</text:p>
                  </text:list-item>
                </text:list>
              </table:table-cell>
              <table:table-cell office:value-type="float" office:value="346.9663">
                <text:p>346.9663</text:p>
              </table:table-cell>
              <table:table-cell office:value-type="float" office:value="363.9712">
                <text:p>363.9712</text:p>
              </table:table-cell>
            </table:table-row>
            <table:table-row>
              <table:table-cell office:value-type="float" office:value="4096">
                <text:p>4096 8 256</text:p>
                <text:list>
                  <text:list-item>
                    <text:p>4096</text:p>
                  </text:list-item>
                  <text:list-item>
                    <text:p>8</text:p>
                  </text:list-item>
                  <text:list-item>
                    <text:p>256</text:p>
                  </text:list-item>
                </text:list>
              </table:table-cell>
              <table:table-cell office:value-type="float" office:value="356.8258">
                <text:p>356.8258</text:p>
              </table:table-cell>
              <table:table-cell office:value-type="float" office:value="378.8953">
                <text:p>378.8953</text:p>
              </table:table-cell>
            </table:table-row>
            <table:table-row>
              <table:table-cell office:value-type="float" office:value="8192">
                <text:p>8192 32 1024</text:p>
                <text:list>
                  <text:list-item>
                    <text:p>8192</text:p>
                  </text:list-item>
                  <text:list-item>
                    <text:p>32</text:p>
                  </text:list-item>
                  <text:list-item>
                    <text:p>1024</text:p>
                  </text:list-item>
                </text:list>
              </table:table-cell>
              <table:table-cell office:value-type="float" office:value="412.1788">
                <text:p>412.1788</text:p>
              </table:table-cell>
              <table:table-cell office:value-type="float" office:value="416.9481">
                <text:p>416.94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